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nough pragmatists resign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2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t enough pragmatists resign</text:p>
          </table:table-cell>
          <table:table-cell table:number-columns-repeated="7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 solution, so election</text:p>
          </table:table-cell>
          <table:table-cell table:number-columns-repeated="7"/>
        </table:table-row>
        <table:table-row table:style-name="ro1">
          <table:table-cell table:formula="of:=[.A2]"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formula="of:=[.A8]*[.B8]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retaker and PV</text:p>
          </table:table-cell>
          <table:table-cell table:number-columns-repeated="7"/>
        </table:table-row>
        <table:table-row table:style-name="ro1">
          <table:table-cell table:formula="of:=[.A2]"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11]*[.B11]"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retaker and Deal</text:p>
          </table:table-cell>
          <table:table-cell table:number-columns-repeated="7"/>
        </table:table-row>
        <table:table-row table:style-name="ro1">
          <table:table-cell table:formula="of:=[.A2]"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A14]*[.B14]"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hnson softens</text:p>
          </table:table-cell>
          <table:table-cell table:number-columns-repeated="7"/>
        </table:table-row>
        <table:table-row table:style-name="ro1">
          <table:table-cell table:formula="of:=[.A2]"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formula="of:=[.A17]*[.B17]"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hnson sees it through to summer</text:p>
          </table:table-cell>
          <table:table-cell table:number-columns-repeated="7"/>
        </table:table-row>
        <table:table-row table:style-name="ro1">
          <table:table-cell table:formula="of:=[.A5]" office:value-type="float" office:value="0.4" calcext:value-type="float">
            <text:p>0.4</text:p>
          </table:table-cell>
          <table:table-cell table:number-columns-repeated="4"/>
          <table:table-cell table:formula="of:=[.A2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table:formula="of:=[.F17]" office:value-type="float" office:value="0.12" calcext:value-type="float">
            <text:p>0.12</text:p>
          </table:table-cell>
          <table:table-cell table:number-columns-repeated="4"/>
          <table:table-cell table:formula="of:=[.A21]"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20:.F21])"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hnson calls a GE</text:p>
          </table:table-cell>
          <table:table-cell table:number-columns-repeated="7"/>
        </table:table-row>
        <table:table-row table:style-name="ro1">
          <table:table-cell table:formula="of:=[.F22]" office:value-type="float" office:value="0.52" calcext:value-type="float">
            <text:p>0.52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A25]*[.B25]" office:value-type="float" office:value="0.156" calcext:value-type="float">
            <text:p>0.15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hnson no serious effort</text:p>
          </table:table-cell>
          <table:table-cell table:number-columns-repeated="7"/>
        </table:table-row>
        <table:table-row table:style-name="ro1">
          <table:table-cell table:formula="of:=[.F22]" office:value-type="float" office:value="0.52" calcext:value-type="float">
            <text:p>0.52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A28]*[.B28]" office:value-type="float" office:value="0.156" calcext:value-type="float">
            <text:p>0.15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M tries to alter WA</text:p>
          </table:table-cell>
          <table:table-cell table:number-columns-repeated="7"/>
        </table:table-row>
        <table:table-row table:style-name="ro1">
          <table:table-cell table:formula="of:=[.F22]" office:value-type="float" office:value="0.52" calcext:value-type="float">
            <text:p>0.52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A31]*[.B31]" office:value-type="float" office:value="0.156" calcext:value-type="float">
            <text:p>0.156</text:p>
          </table:table-cell>
          <table:table-cell table:number-columns-repeated="2"/>
        </table:table-row>
        <table:table-row table:style-name="ro1">
          <table:table-cell table:formula="of:=[.F14]" office:value-type="float" office:value="0.18" calcext:value-type="float">
            <text:p>0.18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A32]*[.B32]"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31:.F32])" office:value-type="float" office:value="0.246" calcext:value-type="float">
            <text:p>0.24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M tries to alter PD</text:p>
          </table:table-cell>
          <table:table-cell table:number-columns-repeated="7"/>
        </table:table-row>
        <table:table-row table:style-name="ro1">
          <table:table-cell table:formula="of:=[.F22]" office:value-type="float" office:value="0.52" calcext:value-type="float">
            <text:p>0.52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36]*[.B36]" office:value-type="float" office:value="0.052" calcext:value-type="float">
            <text:p>0.052</text:p>
          </table:table-cell>
          <table:table-cell table:number-columns-repeated="2"/>
        </table:table-row>
        <table:table-row table:style-name="ro1">
          <table:table-cell table:formula="of:=[.F14]" office:value-type="float" office:value="0.18" calcext:value-type="float">
            <text:p>0.18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A37]*[.B37]"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36:.F37])" office:value-type="float" office:value="0.142" calcext:value-type="float">
            <text:p>0.14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mons votes on Deal, rejects</text:p>
          </table:table-cell>
          <table:table-cell table:number-columns-repeated="7"/>
        </table:table-row>
        <table:table-row table:style-name="ro1">
          <table:table-cell table:formula="of:=[.F33]" office:value-type="float" office:value="0.246" calcext:value-type="float">
            <text:p>0.246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formula="of:=[.A41]*[.B41]*[.C41]" office:value-type="float" office:value="0.06642" calcext:value-type="float">
            <text:p>0.06642</text:p>
          </table:table-cell>
          <table:table-cell table:number-columns-repeated="2"/>
        </table:table-row>
        <table:table-row table:style-name="ro1">
          <table:table-cell table:formula="of:=[.F33]" office:value-type="float" office:value="0.246" calcext:value-type="float">
            <text:p>0.246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[.A42]*[.B42]*[.C42]" office:value-type="float" office:value="0.00492" calcext:value-type="float">
            <text:p>0.00492</text:p>
          </table:table-cell>
          <table:table-cell table:number-columns-repeated="2"/>
        </table:table-row>
        <table:table-row table:style-name="ro1">
          <table:table-cell table:formula="of:=[.F38]" office:value-type="float" office:value="0.142" calcext:value-type="float">
            <text:p>0.142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/>
          <table:table-cell table:formula="of:=[.A43]*[.B43]*[.C43]" office:value-type="float" office:value="0.00568" calcext:value-type="float">
            <text:p>0.00568</text:p>
          </table:table-cell>
          <table:table-cell table:number-columns-repeated="2"/>
        </table:table-row>
        <table:table-row table:style-name="ro1">
          <table:table-cell table:formula="of:=[.F38]" office:value-type="float" office:value="0.142" calcext:value-type="float">
            <text:p>0.142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[.A44]*[.B44]*[.C44]" office:value-type="float" office:value="0.0568" calcext:value-type="float">
            <text:p>0.05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41:.F44])" office:value-type="float" office:value="0.13382" calcext:value-type="float">
            <text:p>0.1338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mons doesn’t vote on Deal</text:p>
          </table:table-cell>
          <table:table-cell table:number-columns-repeated="7"/>
        </table:table-row>
        <table:table-row table:style-name="ro1">
          <table:table-cell table:formula="of:=[.F33]" office:value-type="float" office:value="0.246" calcext:value-type="float">
            <text:p>0.246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[.A48]*[.B48]*[.C48]" office:value-type="float" office:value="0.13284" calcext:value-type="float">
            <text:p>0.13284</text:p>
          </table:table-cell>
          <table:table-cell table:number-columns-repeated="2"/>
        </table:table-row>
        <table:table-row table:style-name="ro1">
          <table:table-cell table:formula="of:=[.F33]" office:value-type="float" office:value="0.246" calcext:value-type="float">
            <text:p>0.246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[.A49]*[.B49]*[.C49]" office:value-type="float" office:value="0.00492" calcext:value-type="float">
            <text:p>0.00492</text:p>
          </table:table-cell>
          <table:table-cell table:number-columns-repeated="2"/>
        </table:table-row>
        <table:table-row table:style-name="ro1">
          <table:table-cell table:formula="of:=[.F38]" office:value-type="float" office:value="0.142" calcext:value-type="float">
            <text:p>0.14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table:formula="of:=[.A50]*[.B50]*[.C50]" office:value-type="float" office:value="0.02272" calcext:value-type="float">
            <text:p>0.02272</text:p>
          </table:table-cell>
          <table:table-cell table:number-columns-repeated="2"/>
        </table:table-row>
        <table:table-row table:style-name="ro1">
          <table:table-cell table:formula="of:=[.F38]" office:value-type="float" office:value="0.142" calcext:value-type="float">
            <text:p>0.142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formula="of:=[.A51]*[.B51]*[.C51]" office:value-type="float" office:value="0.03408" calcext:value-type="float">
            <text:p>0.0340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48:.F51])" office:value-type="float" office:value="0.19456" calcext:value-type="float">
            <text:p>0.1945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mons approves</text:p>
          </table:table-cell>
          <table:table-cell table:number-columns-repeated="7"/>
        </table:table-row>
        <table:table-row table:style-name="ro1">
          <table:table-cell table:formula="of:=[.F33]" office:value-type="float" office:value="0.246" calcext:value-type="float">
            <text:p>0.246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formula="of:=[.A55]*[.B55]*[.C55]" office:value-type="float" office:value="0.02214" calcext:value-type="float">
            <text:p>0.02214</text:p>
          </table:table-cell>
          <table:table-cell table:number-columns-repeated="2"/>
        </table:table-row>
        <table:table-row table:style-name="ro1">
          <table:table-cell table:formula="of:=[.F33]" office:value-type="float" office:value="0.246" calcext:value-type="float">
            <text:p>0.246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[.A56]*[.B56]*[.C56]" office:value-type="float" office:value="0.01476" calcext:value-type="float">
            <text:p>0.01476</text:p>
          </table:table-cell>
          <table:table-cell table:number-columns-repeated="2"/>
        </table:table-row>
        <table:table-row table:style-name="ro1">
          <table:table-cell table:formula="of:=[.F38]" office:value-type="float" office:value="0.142" calcext:value-type="float">
            <text:p>0.14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[.A57]*[.B57]*[.C57]" office:value-type="float" office:value="0.02272" calcext:value-type="float">
            <text:p>0.022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55:.F57])" office:value-type="float" office:value="0.05962" calcext:value-type="float">
            <text:p>0.0596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nough pragmatists resign (later)</text:p>
          </table:table-cell>
          <table:table-cell table:number-columns-repeated="7"/>
        </table:table-row>
        <table:table-row table:style-name="ro1">
          <table:table-cell table:formula="of:=[.F28]" office:value-type="float" office:value="0.156" calcext:value-type="float">
            <text:p>0.156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formula="of:=[.A61]*[.B61]" office:value-type="float" office:value="0.1404" calcext:value-type="float">
            <text:p>0.1404</text:p>
          </table:table-cell>
          <table:table-cell table:number-columns-repeated="2"/>
        </table:table-row>
        <table:table-row table:style-name="ro1">
          <table:table-cell table:formula="of:=[.F45]" office:value-type="float" office:value="0.13382" calcext:value-type="float">
            <text:p>0.13382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A62]*[.B62]" office:value-type="float" office:value="0.040146" calcext:value-type="float">
            <text:p>0.040146</text:p>
          </table:table-cell>
          <table:table-cell table:number-columns-repeated="2"/>
        </table:table-row>
        <table:table-row table:style-name="ro1">
          <table:table-cell table:formula="of:=[.F52]" office:value-type="float" office:value="0.19456" calcext:value-type="float">
            <text:p>0.19456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[.A63]*[.B63]" office:value-type="float" office:value="0.116736" calcext:value-type="float">
            <text:p>0.1167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61:.F63])" office:value-type="float" office:value="0.297282" calcext:value-type="float">
            <text:p>0.29728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t enough pragmatists resign (later)</text:p>
          </table:table-cell>
          <table:table-cell table:number-columns-repeated="7"/>
        </table:table-row>
        <table:table-row table:style-name="ro1">
          <table:table-cell table:formula="of:=[.F28]" office:value-type="float" office:value="0.156" calcext:value-type="float">
            <text:p>0.156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67]*[.B67]" office:value-type="float" office:value="0.0156" calcext:value-type="float">
            <text:p>0.0156</text:p>
          </table:table-cell>
          <table:table-cell table:number-columns-repeated="2"/>
        </table:table-row>
        <table:table-row table:style-name="ro1">
          <table:table-cell table:formula="of:=[.F45]" office:value-type="float" office:value="0.13382" calcext:value-type="float">
            <text:p>0.13382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formula="of:=[.A68]*[.B68]" office:value-type="float" office:value="0.0936740000000001" calcext:value-type="float">
            <text:p>0.093674</text:p>
          </table:table-cell>
          <table:table-cell table:number-columns-repeated="2"/>
        </table:table-row>
        <table:table-row table:style-name="ro1">
          <table:table-cell table:formula="of:=[.F52]" office:value-type="float" office:value="0.19456" calcext:value-type="float">
            <text:p>0.19456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formula="of:=[.A69]*[.B69]" office:value-type="float" office:value="0.077824" calcext:value-type="float">
            <text:p>0.0778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67:.F69])" office:value-type="float" office:value="0.187098" calcext:value-type="float">
            <text:p>0.18709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UTCOM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al Election</text:p>
          </table:table-cell>
          <table:table-cell table:number-columns-repeated="7"/>
        </table:table-row>
        <table:table-row table:style-name="ro1">
          <table:table-cell table:formula="of:=[.F8]" office:value-type="float" office:value="0.24" calcext:value-type="float">
            <text:p>0.24</text:p>
          </table:table-cell>
          <table:table-cell table:number-columns-repeated="4"/>
          <table:table-cell table:formula="of:=[.A74]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table:formula="of:=[.F25]" office:value-type="float" office:value="0.156" calcext:value-type="float">
            <text:p>0.156</text:p>
          </table:table-cell>
          <table:table-cell table:number-columns-repeated="4"/>
          <table:table-cell table:formula="of:=[.A75]" office:value-type="float" office:value="0.156" calcext:value-type="float">
            <text:p>0.156</text:p>
          </table:table-cell>
          <table:table-cell table:number-columns-repeated="2"/>
        </table:table-row>
        <table:table-row table:style-name="ro1">
          <table:table-cell table:formula="of:=[.F64]" office:value-type="float" office:value="0.297282" calcext:value-type="float">
            <text:p>0.297282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formula="of:=[.A76]*[.B76]" office:value-type="float" office:value="0.2675538" calcext:value-type="float">
            <text:p>0.2675538</text:p>
          </table:table-cell>
          <table:table-cell/>
          <table:table-cell office:value-type="string" calcext:value-type="string">
            <text:p>ROUND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74:.F76])" office:value-type="float" office:value="0.6635538" calcext:value-type="float">
            <text:p>0.6635538</text:p>
          </table:table-cell>
          <table:table-cell table:formula="of:=[.F77]*100" office:value-type="float" office:value="66.35538" calcext:value-type="float">
            <text:p>66.3553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2<text:span text:style-name="T1">nd</text:span> Ref</text:p>
          </table:table-cell>
          <table:table-cell table:number-columns-repeated="7"/>
        </table:table-row>
        <table:table-row table:style-name="ro1">
          <table:table-cell table:formula="of:=[.F11]" office:value-type="float" office:value="0.06" calcext:value-type="float">
            <text:p>0.06</text:p>
          </table:table-cell>
          <table:table-cell table:number-columns-repeated="4"/>
          <table:table-cell table:formula="of:=[.A80]"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table:formula="of:=[.F64]" office:value-type="float" office:value="0.297282" calcext:value-type="float">
            <text:p>0.297282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81]*[.B81]" office:value-type="float" office:value="0.0297282" calcext:value-type="float">
            <text:p>0.029728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80:.F81])" office:value-type="float" office:value="0.0897282" calcext:value-type="float">
            <text:p>0.0897282</text:p>
          </table:table-cell>
          <table:table-cell table:formula="of:=[.F82]*100" office:value-type="float" office:value="8.97282" calcext:value-type="float">
            <text:p>8.972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 Deal</text:p>
          </table:table-cell>
          <table:table-cell table:number-columns-repeated="7"/>
        </table:table-row>
        <table:table-row table:style-name="ro1">
          <table:table-cell table:formula="of:=[.F70]" office:value-type="float" office:value="0.187098" calcext:value-type="float">
            <text:p>0.187098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formula="of:=[.A85]*[.B85]" office:value-type="float" office:value="0.1309686" calcext:value-type="float">
            <text:p>0.1309686</text:p>
          </table:table-cell>
          <table:table-cell table:formula="of:=[.F85]*100" office:value-type="float" office:value="13.09686" calcext:value-type="float">
            <text:p>13.096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urther Ext</text:p>
          </table:table-cell>
          <table:table-cell table:number-columns-repeated="7"/>
        </table:table-row>
        <table:table-row table:style-name="ro1">
          <table:table-cell table:formula="of:=[.F70]" office:value-type="float" office:value="0.187098" calcext:value-type="float">
            <text:p>0.187098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A88]*[.B88]" office:value-type="float" office:value="0.0561294" calcext:value-type="float">
            <text:p>0.0561294</text:p>
          </table:table-cell>
          <table:table-cell table:formula="of:=[.F88]*100" office:value-type="float" office:value="5.61294" calcext:value-type="float">
            <text:p>5.612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rexit with Deal</text:p>
          </table:table-cell>
          <table:table-cell table:number-columns-repeated="7"/>
        </table:table-row>
        <table:table-row table:style-name="ro1">
          <table:table-cell table:formula="of:=[.F58]" office:value-type="float" office:value="0.05962" calcext:value-type="float">
            <text:p>0.05962</text:p>
          </table:table-cell>
          <table:table-cell table:number-columns-repeated="4"/>
          <table:table-cell table:formula="of:=[.A91]" office:value-type="float" office:value="0.05962" calcext:value-type="float">
            <text:p>0.05962</text:p>
          </table:table-cell>
          <table:table-cell table:formula="of:=[.F91]*100" office:value-type="float" office:value="5.962" calcext:value-type="float">
            <text:p>5.9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.G77:.G91])" office:value-type="float" office:value="100" calcext:value-type="float">
            <text:p>100</text:p>
          </table:table-cell>
          <table:table-cell table:formula="of:=SUM([.H77:.H91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7-11T09:57:43.187690911</meta:creation-date>
    <meta:generator>LibreOffice/6.2.0.3$MacOSX_X86_64 LibreOffice_project/98c6a8a1c6c7b144ce3cc729e34964b47ce25d62</meta:generator>
    <dc:date>2019-07-11T10:34:00.200810818</dc:date>
    <dc:creator>Jon Worth</dc:creator>
    <meta:editing-duration>PT15M30S</meta:editing-duration>
    <meta:editing-cycles>3</meta:editing-cycles>
    <meta:document-statistic meta:table-count="1" meta:cell-count="176" meta:object-count="0"/>
  </office:meta>
</office:document-meta>
</file>